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Hindi1" svg:font-family="'Lohit Hindi'"/>
    <style:font-face style:name="OpenSymbol" svg:font-family="Open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3">
      <style:paragraph-properties fo:text-align="justify" style:justify-single-word="false"/>
    </style:style>
    <style:style style:name="P4" style:family="paragraph" style:parent-style-name="Standard" style:list-style-name="L5">
      <style:paragraph-properties fo:text-align="justify" style:justify-single-word="false"/>
    </style:style>
    <style:style style:name="P5" style:family="paragraph" style:parent-style-name="Standard" style:list-style-name="L10">
      <style:paragraph-properties fo:text-align="justify" style:justify-single-word="false"/>
    </style:style>
    <style:style style:name="P6" style:family="paragraph" style:parent-style-name="Standard" style:list-style-name="L11">
      <style:paragraph-properties fo:text-align="justify" style:justify-single-word="false"/>
    </style:style>
    <style:style style:name="P7" style:family="paragraph" style:parent-style-name="Standard" style:list-style-name="L12">
      <style:paragraph-properties fo:text-align="justify" style:justify-single-word="false"/>
    </style:style>
    <style:style style:name="P8" style:family="paragraph" style:parent-style-name="Standard" style:list-style-name="L13">
      <style:paragraph-properties fo:text-align="justify" style:justify-single-word="false"/>
    </style:style>
    <style:style style:name="P9" style:family="paragraph" style:parent-style-name="Standard" style:list-style-name="L14">
      <style:paragraph-properties fo:text-align="justify" style:justify-single-word="false"/>
    </style:style>
    <style:style style:name="P10" style:family="paragraph" style:parent-style-name="Standard" style:list-style-name="L15">
      <style:paragraph-properties fo:text-align="justify" style:justify-single-word="false"/>
    </style:style>
    <style:style style:name="P11" style:family="paragraph" style:parent-style-name="Standard" style:list-style-name="L16">
      <style:paragraph-properties fo:text-align="justify" style:justify-single-word="false"/>
    </style:style>
    <style:style style:name="P12" style:family="paragraph" style:parent-style-name="Standard" style:list-style-name="L17">
      <style:paragraph-properties fo:text-align="justify" style:justify-single-word="false"/>
    </style:style>
    <style:style style:name="P13" style:family="paragraph" style:parent-style-name="Standard" style:list-style-name="L3">
      <style:paragraph-properties fo:text-align="justify" style:justify-single-word="false"/>
      <style:text-properties style:font-name="Liberation Serif" fo:font-size="12pt" fo:language="en" fo:country="PH" fo:font-weight="normal" style:font-weight-asian="normal" style:font-weight-complex="normal"/>
    </style:style>
    <style:style style:name="P14" style:family="paragraph" style:parent-style-name="Standard" style:list-style-name="L3">
      <style:paragraph-properties fo:text-align="justify" style:justify-single-word="false"/>
      <style:text-properties style:font-name="Liberation Serif" fo:font-size="12pt" fo:language="en" fo:country="PH"/>
    </style:style>
    <style:style style:name="P15" style:family="paragraph" style:parent-style-name="Standard" style:list-style-name="L3">
      <style:paragraph-properties fo:text-align="justify" style:justify-single-word="false"/>
      <style:text-properties style:font-name="Liberation Serif" fo:font-weight="normal" style:font-weight-asian="normal" style:font-weight-complex="normal"/>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language="en" fo:country="PH"/>
    </style:style>
    <style:style style:name="T4" style:family="text">
      <style:text-properties fo:font-size="12pt" fo:language="en" fo:country="PH" fo:font-weight="normal" style:font-weight-asian="normal" style:font-weight-complex="normal"/>
    </style:style>
    <style:style style:name="T5" style:family="text">
      <style:text-properties style:font-name="Helvetica Neue" fo:font-size="12pt" fo:language="en" fo:country="PH"/>
    </style:style>
    <style:style style:name="T6" style:family="text">
      <style:text-properties style:font-name="Helvetica Neue" fo:font-size="12pt" fo:language="en" fo:country="PH" fo:font-weight="bold"/>
    </style:style>
    <style:style style:name="T7" style:family="text">
      <style:text-properties style:font-name="Liberation Serif" fo:font-size="12pt" fo:language="en" fo:country="PH"/>
    </style:style>
    <style:style style:name="T8" style:family="text">
      <style:text-properties style:font-name="Liberation Serif" fo:font-size="12pt" fo:language="en" fo:country="PH"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9cm" fo:text-indent="-0.635cm" fo:margin-left="7.749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9cm" fo:text-indent="-0.635cm" fo:margin-left="7.749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81696631" text:style-name="L1">
        <text:list-item>
          <text:p text:style-name="P2">In a multiprogramming and time-sharing environment, several users share the system simultaneously. This situation can result in various security problems. What are two such problems? Can we ensure the same degree of security in a time-shared machine as we have in a dedicated machine? Explain your answer. </text:p>
          <text:p text:style-name="P2"/>
        </text:list-item>
      </text:list>
      <text:list xml:id="list560324525" text:style-name="L3">
        <text:list-item>
          <text:p text:style-name="P3">The security problems associated with the multiprograming and time-sharing environments are as given below,</text:p>
        </text:list-item>
      </text:list>
      <text:p text:style-name="P1"/>
      <text:list xml:id="list458321431" text:continue-numbering="true" text:style-name="L3">
        <text:list-item>
          <text:list>
            <text:list-item>
              <text:p text:style-name="P3"><text:span text:style-name="T4">Copying or Stealing one’s programs or data:</text:span></text:p>
              <text:list>
                <text:list-item>
                  <text:p text:style-name="P13">In a multiprogramming and time-sharing environment where several users share the system simultaneously, there will be no assurance that each files, programs and data of each user will have the privacy or be restricted to other users especially when the user does not know how to make his files unexposed to other user. </text:p>
                </text:list-item>
                <text:list-item>
                  <text:p text:style-name="P13">Examples of this situation is,</text:p>
                </text:list-item>
              </text:list>
            </text:list-item>
          </text:list>
          <text:p text:style-name="P13"/>
        </text:list-item>
      </text:list>
      <text:list xml:id="list466890203" text:style-name="L17">
        <text:list-item>
          <text:list>
            <text:list-item>
              <text:list>
                <text:list-item>
                  <text:list>
                    <text:list-item>
                      <text:p text:style-name="P12"><text:span text:style-name="T8">when using Team Viewer or the built-in Remote Desktop Service (formerly Terminal Service). For instance the Remote Desktop Service, you can specify how many users can connect to your computer and also you can specify their limitations. When the user is connected to your computer, he has the freedom on whatever he will do to your computer, whether he will create, delete or search for files. And worst, can copy and steal confidential information and data and transfer it to his computer. It is an illegal transfer of electronic data. This is possible because in a multiprogramming and time-sharing environment, you can run programs at the same time while doing a specific task. In general speaking, it is a multi-tasking activity.</text:span></text:p>
                    </text:list-item>
                  </text:list>
                </text:list-item>
              </text:list>
            </text:list-item>
          </text:list>
        </text:list-item>
      </text:list>
      <text:p text:style-name="P1"/>
      <text:list xml:id="list247080219" text:continue-list="list458321431" text:style-name="L3">
        <text:list-item>
          <text:list>
            <text:list-item>
              <text:p text:style-name="P15"><text:span text:style-name="T3">Using system resources (CPU, memory, disk space, peripherals) with improper accounting</text:span></text:p>
              <text:list>
                <text:list-item>
                  <text:p text:style-name="P14">When there are several users using the system simultaneously, it cannot be guaranteed that there will be a specific amount of space or limitations in using system resources. </text:p>
                </text:list-item>
                <text:list-item>
                  <text:p text:style-name="P14">As the time goes by, each user occupies a number of bytes of memory and disk space, and an amount of programs process by the CPU and the amount of time that peripherals are being use. </text:p>
                </text:list-item>
                <text:list-item>
                  <text:p text:style-name="P14">There is a great possibility that there will be a shortage in memory and disk space most especially when it is not use with proper accounting or allocation. When this happens, all users sharing and connected to the system will now be interrupted.</text:p>
                  <text:p text:style-name="P14"/>
                </text:list-item>
              </text:list>
            </text:list-item>
            <text:list-item>
              <text:p text:style-name="P3"><text:span text:style-name="T7">We cannot ensure the same degree of security in a time-share machine as we have in a dedicated machine because time-share machine allows programs to run at the same time and allows many users to use it simultaneously.</text:span></text:p>
            </text:list-item>
            <text:list-item>
              <text:p text:style-name="P3"><text:span text:style-name="T7">Time-share machine has many programs to execute with and its focus has been divided to the numbers of programs as well as to the number of users using it. On the other hand, dedicated machine focuses for a specific task and programs to be executed and for this, this machine has the higher control compared to time-share in implementing policies regarding users’ accessibility and control to implement the degree of security. In general, any protection scheme devised by humans are expected to be broken also by humans, and as the more complex the scheme is, the more difficult to correct its implementation.<text:line-break/></text:span></text:p>
            </text:list-item>
          </text:list>
        </text:list-item>
      </text:list>
      <text:list xml:id="list177620824" text:continue-list="list1281696631" text:style-name="L1">
        <text:list-item>
          <text:p text:style-name="P2"><text:soft-page-break/>Describe the differences between symmetric and asymmetric multiprocessing. What are three advantages and one disadvantage of multiprocessing systems?</text:p>
          <text:p text:style-name="P2"/>
        </text:list-item>
      </text:list>
      <text:list xml:id="list1261411881" text:style-name="L5">
        <text:list-item>
          <text:p text:style-name="P4">Asymmetric multiprocessing, in which each processor is assigned a specific task. A master processor controls the system; the other processors either look to the master for instruction or have predefined tasks. This scheme defines a master-slave relationship. The master processor schedules and allocates work to the slave processors.</text:p>
        </text:list-item>
        <text:list-item>
          <text:p text:style-name="P4">Symmetric multiprocessing, in which each processor performs all tasks within the operating system. Symmetric multiprocessing means that all processors are peers; no master-slave relationship exists between processors.</text:p>
          <text:p text:style-name="P4"/>
        </text:list-item>
        <text:list-item>
          <text:p text:style-name="P16"><text:span text:style-name="T2">Advantages</text:span></text:p>
          <text:list>
            <text:list-item>
              <text:p text:style-name="P16">Multiprocessor systems can save money, by sharing power supplies, housings, and peripherals. </text:p>
            </text:list-item>
            <text:list-item>
              <text:p text:style-name="P16">Multiprocessor systems execute programs more quickly.</text:p>
            </text:list-item>
            <text:list-item>
              <text:p text:style-name="P16">Multiprocessor system have increased reliability as if one of the core is damaged and is not able to work then other processor will work on behalf that damaged processor. </text:p>
            </text:list-item>
          </text:list>
        </text:list-item>
        <text:list-item>
          <text:p text:style-name="P17"><text:span text:style-name="T2">Disadvantages</text:span> </text:p>
          <text:list>
            <text:list-item>
              <text:p text:style-name="P17">Multiprocessor systems are more complex in both hardware and software. Additional CPU cycles are required to have the processors interaction and cooperation, so per-CPU efficiency goes down. </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609492537" text:continue-list="list177620824" text:style-name="L1">
        <text:list-item>
          <text:p text:style-name="P2">What are the differences between a trap and an interrupt? What is the use of each function?</text:p>
          <text:p text:style-name="P2"/>
        </text:list-item>
      </text:list>
      <text:list xml:id="list1443392311" text:style-name="L10">
        <text:list-item>
          <text:p text:style-name="P5">A <text:span text:style-name="Strong_20_Emphasis"><text:span text:style-name="T2">trap</text:span></text:span> is an exception in a user process. It's caused by division by zero or invalid memory access. It's also the usual way to invoke a kernel routine (a system call) because <text:span text:style-name="T2">trap</text:span> run with a higher priority than user code. Handling is synchronous (so the user code is suspended and continues afterwards).</text:p>
          <text:p text:style-name="P5"/>
        </text:list-item>
        <text:list-item>
          <text:p text:style-name="P5">An <text:span text:style-name="Strong_20_Emphasis"><text:span text:style-name="T2">interrupt</text:span></text:span><text:span text:style-name="T1"> </text:span>is something generated by the hardware (devices like the hard disk, graphics card, I/O ports, etc). These are asynchronous (i.e. they don't happen at predictable places in the user code).</text:p>
          <text:p text:style-name="P5"/>
        </text:list-item>
        <text:list-item>
          <text:p text:style-name="P5">A <text:span text:style-name="T2">trap </text:span><text:span text:style-name="T1">is used to catch the arithmatic errors or invalid memory access.</text:span></text:p>
          <text:p text:style-name="P5"><text:span text:style-name="T1"/></text:p>
        </text:list-item>
        <text:list-item>
          <text:p text:style-name="P5"><text:span text:style-name="T1">An </text:span><text:span text:style-name="T2">interrupt</text:span><text:span text:style-name="T1"> is used to switch the context when a request is received by the I/O device to perform a memory operation or some other task and return to the running process.</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2061083979" text:continue-list="list1609492537" text:style-name="L1">
        <text:list-item>
          <text:p text:style-name="P2">When are caches useful? What problems do they solve? What problems do they cause? If a cache can be made as large as the device for which it is caching (for instance, a cache as large as a disk), why not make it that large and eliminate the device?</text:p>
          <text:p text:style-name="P2"/>
        </text:list-item>
      </text:list>
      <text:list xml:id="list547009364" text:style-name="L11">
        <text:list-item>
          <text:p text:style-name="P6">Caches are useful when two or more components or I/O devices need to exchange data, and the components perform transfers at different speeds. </text:p>
          <text:p text:style-name="P6"/>
        </text:list-item>
        <text:list-item>
          <text:p text:style-name="P6">Cahces solve the transfer problem by providing a buffer of intermediate speed between the components. If the fast speed device finds the data it needs in the cache it will not wait for the slower device to give the data and hence the programmer did not require to have the write the synchronization routin for the same. </text:p>
          <text:p text:style-name="P6"/>
        </text:list-item>
        <text:list-item>
          <text:p text:style-name="P6">The data in the cache must be kept consistent with the data in the components that is if a component has changed a data, and the data is also available in the cache, the cache must also be updated with the changed value. This is especially a problem on multiprocessor systems where more than one process may be accessing same peice of data.</text:p>
          <text:p text:style-name="P6"><text:s/></text:p>
        </text:list-item>
        <text:list-item>
          <text:p text:style-name="P6">A component may be eliminated by an equal-sized cache, but only if: </text:p>
          <text:list>
            <text:list-item>
              <text:p text:style-name="P6">The cache and the component have same state-saving capacity (that is, if the component retains its data when electricity is removed, the cache must be able to <text:s/>retain data as well) </text:p>
            </text:list-item>
            <text:list-item>
              <text:p text:style-name="P6">If the cache is affordable, because faster storage tends to be more expensive. </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834522255" text:continue-list="list2061083979" text:style-name="L1">
        <text:list-item>
          <text:p text:style-name="P2">Writing an operating system that can operate without interference from malicious or un-debugged user programs requires some hardware assistance. Name three hardware aids for writing an operating system, and describe how they could be used together to protect the operating system. </text:p>
          <text:p text:style-name="P2"/>
        </text:list-item>
      </text:list>
      <text:list xml:id="list2034833695" text:style-name="L12">
        <text:list-item>
          <text:p text:style-name="P7">Hardware aids for writing an operating system are as below,</text:p>
          <text:list>
            <text:list-item>
              <text:p text:style-name="P7">User mode</text:p>
            </text:list-item>
            <text:list-item>
              <text:p text:style-name="P7">Privileged instructions </text:p>
            </text:list-item>
            <text:list-item>
              <text:p text:style-name="P7">Timer </text:p>
            </text:list-item>
          </text:list>
        </text:list-item>
        <text:list-item>
          <text:p text:style-name="P7">The dual mode of operation (Kernal mode/User mode) provides us with the means for protecting the operating system from errant users and errant users from one another.</text:p>
        </text:list-item>
        <text:list-item>
          <text:p text:style-name="P7">When a user code is running the mode bit is set to 1 that indicates the hardware that the user code is running and if a user tries to access the hardware it should not than trap occures.</text:p>
        </text:list-item>
        <text:list-item>
          <text:p text:style-name="P7">We accomplish this protection by designating some of the machine instructions that may cause harm as privileged instructions. </text:p>
        </text:list-item>
        <text:list-item>
          <text:p text:style-name="P7">The hardware allows privileged instructions to be executed only in kernel mode. If an attempt is made to execute a privileged instruction in user mode, the hardware does not execute the instruction but rather treats it as illegal and traps it to the operating system.</text:p>
        </text:list-item>
        <text:list-item>
          <text:p text:style-name="P7">We must ensure that the operating system maintains control over the CPU. We must prevent a user program from getting stuck in an infinite loop or not calling system services and never returning control to the operating system.</text:p>
        </text:list-item>
        <text:list-item>
          <text:p text:style-name="P7">To accomplish this goal, we can use a timer. A timer can be set to interrupt the computer after a specified period. The period may be fixed or variable. A variable timer is generally implemented by a fixed-rate clock and a counter.</text:p>
        </text:list-item>
        <text:list-item>
          <text:p text:style-name="P7">A simple technique is to initialize a counter with the amount of time that a program is allowed to run. Consider a program with a 7-minute time limit, for example, would have its counter initialized to 420 meaning 420 seconds if the timer is set to timeout at every 1 second. When the timer time out has generated it decrements the count assigned by 1. As long as the counter is positive, control is returned to the user program. When the counter becomes negative, the operating system terminates the program for exceeding the assigned time limit.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2094534831" text:continue-list="list1834522255" text:style-name="L1">
        <text:list-item>
          <text:p text:style-name="P2">What is the purpose of a command interpreter? Why is it usually separate from the kernel? </text:p>
          <text:p text:style-name="P2"/>
        </text:list-item>
      </text:list>
      <text:list xml:id="list998431133" text:style-name="L13">
        <text:list-item>
          <text:p text:style-name="P8">The purpose of a command interpreter is to read <text:span text:style-name="T1">commands</text:span> from the user or from a file of <text:span text:style-name="T1">commands</text:span> and execute them.</text:p>
        </text:list-item>
        <text:list-item>
          <text:p text:style-name="P8">Usually command interpreter is ment to turn multiple commands into one or more system calls. </text:p>
        </text:list-item>
        <text:list-item>
          <text:p text:style-name="P8">It is usually not part of the kernel since the <text:span text:style-name="T1">command interpreter</text:span> is subject to changes.</text:p>
        </text:list-item>
        <text:list-item>
          <text:p text:style-name="P8">To make user level program much more easy to write and debug as user level programs are friendly and bugs in them do not cause problems like reboot and crash command interpreter is usually separate from the kernel.</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666579467" text:continue-list="list2094534831" text:style-name="L1">
        <text:list-item>
          <text:p text:style-name="P2">List five services provided by an operating system. Explain how each provides convenience to the users. Explain also in which cases it would be impossible for user-level programs to provide these services.</text:p>
          <text:p text:style-name="P2"/>
        </text:list-item>
      </text:list>
      <text:list xml:id="list184731114" text:style-name="L14">
        <text:list-item>
          <text:p text:style-name="P9">The services provided by an operating system are as below,</text:p>
          <text:p text:style-name="P9"/>
          <text:list>
            <text:list-item>
              <text:p text:style-name="P9">User Interface</text:p>
              <text:p text:style-name="P9"/>
              <text:list>
                <text:list-item>
                  <text:p text:style-name="P9">By using user interface user can directly call system function (mode switching) to command the device and I/Os. User can choose from menu, can use keyboard to type for the easy access of OS.</text:p>
                </text:list-item>
                <text:list-item>
                  <text:p text:style-name="P9">User interface can be of 2 types, One is a command-line interface (CLI), which uses text commands and a method for entering them. And another is a batchinterface, in which commands and directives to control those commands are entered into files, and those files are executed.</text:p>
                  <text:p text:style-name="P9"/>
                </text:list-item>
              </text:list>
            </text:list-item>
            <text:list-item>
              <text:p text:style-name="P9">Program Execution</text:p>
              <text:p text:style-name="P9"/>
              <text:list>
                <text:list-item>
                  <text:p text:style-name="P9">This service is used by the users to run a program.</text:p>
                </text:list-item>
                <text:list-item>
                  <text:p text:style-name="P9">Using this service system must be able to load a program into memory and to run that program. The program must be able to end its execution, either normally or abnormally (indicating error).</text:p>
                </text:list-item>
                <text:list-item>
                  <text:p text:style-name="P9">A user-level program could not be trusted to properly allocate CPU time. </text:p>
                  <text:p text:style-name="P9"/>
                </text:list-item>
              </text:list>
            </text:list-item>
            <text:list-item>
              <text:p text:style-name="P9">I/O Operation</text:p>
            </text:list-item>
          </text:list>
          <text:p text:style-name="P9"/>
          <text:list>
            <text:list-item>
              <text:list>
                <text:list-item>
                  <text:p text:style-name="P9">For efficiency and protection to memory <text:s/>users can not access I/O devices directly, so to provide the facility of accessing I/Os operating system provides the service by which user can access I/Os.</text:p>
                </text:list-item>
                <text:list-item>
                  <text:p text:style-name="P9">User-level programs cannot be trusted to only access devices they should have access to, and to only access them when they are unused. </text:p>
                  <text:p text:style-name="P9"/>
                </text:list-item>
              </text:list>
            </text:list-item>
            <text:list-item>
              <text:p text:style-name="P9">File System Manipulation</text:p>
            </text:list-item>
          </text:list>
          <text:p text:style-name="P9"/>
          <text:list>
            <text:list-item>
              <text:list>
                <text:list-item>
                  <text:p text:style-name="P9">User always needs to read or write to the file creating them or delete them.</text:p>
                </text:list-item>
                <text:list-item>
                  <text:p text:style-name="P9">To prevent some files based on their ownership the modfication or deletion operating system needs to provide the service of File System Manipulation. Using which user can create, delete, search files and directories.</text:p>
                  <text:p text:style-name="P9"/>
                </text:list-item>
              </text:list>
            </text:list-item>
            <text:list-item>
              <text:p text:style-name="P9">Communications</text:p>
            </text:list-item>
          </text:list>
          <text:p text:style-name="P9"/>
          <text:list>
            <text:list-item>
              <text:list>
                <text:list-item>
                  <text:p text:style-name="P9">In processing some information user programs may need to communicate with other process executing in the on the same machine or on the different processor core on the same machine or on the different computer on the same network.</text:p>
                </text:list-item>
                <text:list-item>
                  <text:p text:style-name="P9">For this purpose to fulfil the operating system provides a service of communication by which programs can communicate using shared memory or by passing a message.</text:p>
                </text:list-item>
                <text:list-item>
                  <text:p text:style-name="P9">User programs could ensure neither adherence to protection methods nor could they be trusted to allocate only free blocks and deallocate blocks on file deletion. </text:p>
                </text:list-item>
              </text:list>
            </text:list-item>
          </text:list>
        </text:list-item>
      </text:list>
      <text:p text:style-name="P1"/>
      <text:list xml:id="list973514367" text:continue-numbering="true" text:style-name="L14">
        <text:list-item>
          <text:list>
            <text:list-item>
              <text:p text:style-name="P9"><text:soft-page-break/>Error Detection</text:p>
              <text:p text:style-name="P9"/>
              <text:list>
                <text:list-item>
                  <text:p text:style-name="P9">Operating system needs to be aware of errors otherwise system can crash or syrem memory can become corrupt which ultimately lead to system failure.</text:p>
                </text:list-item>
                <text:list-item>
                  <text:p text:style-name="P9">Operating system provides error detection service to prevent this things to happen.</text:p>
                </text:list-item>
                <text:list-item>
                  <text:p text:style-name="P9">Errors are frequently process-independent (for instance, the corruption of data on a disk), so there must be a global program (the operating system) that handles all types of errors. Also, by having errors processed by the operating system, processes need not contain code to catch and correct all the errors possible on a system. </text:p>
                </text:list-item>
              </text:list>
            </text:list-item>
          </text:list>
        </text:list-item>
      </text:list>
      <text:p text:style-name="P1"/>
      <text:p text:style-name="P1"/>
      <text:list xml:id="list200392753" text:continue-list="list1666579467" text:style-name="L1">
        <text:list-item>
          <text:p text:style-name="P2">What is the main advantage of the layered approach to system design?</text:p>
        </text:list-item>
      </text:list>
      <text:list xml:id="list216814502" text:style-name="L15">
        <text:list-item>
          <text:p text:style-name="P10">The main advantage of the layered approach is simplicity of construction and debugging. The layers are selected so that each uses functions (operations) and services of only lower-level layers. </text:p>
        </text:list-item>
        <text:list-item>
          <text:p text:style-name="P10">This approach simplifies debugging and system verification. </text:p>
        </text:list-item>
        <text:list-item>
          <text:p text:style-name="P10">The first layer can be debugged without any concern for the rest of the system, because, by definition, it uses only the basic hardware (which is assumed correct) to implement its functions. </text:p>
        </text:list-item>
        <text:list-item>
          <text:p text:style-name="P10">Once the first layer is debugged, its correct functioning can be assumed while the second layer is debugged, and so on. </text:p>
        </text:list-item>
        <text:list-item>
          <text:p text:style-name="P10">If an error is found during the debugging of a particular layer, the error must be on that layer, because the layers below it are already debugged.</text:p>
        </text:list-item>
        <text:list-item>
          <text:p text:style-name="P10">Thus, the design and implementation of the system is simplifi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Arial, Helvetica, sans-serif"/>
    <style:font-face style:name="Lohit Hindi1" svg:font-family="'Lohit Hindi'"/>
    <style:font-face style:name="OpenSymbol" svg:font-family="Open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7-21T10:27:47</meta:creation-date>
    <dc:date>2015-07-21T15:08:43</dc:date>
    <dc:creator>Tejas Prajapati</dc:creator>
    <meta:editing-duration>PT4H38M36S</meta:editing-duration>
    <meta:editing-cycles>35</meta:editing-cycles>
    <meta:generator>LibreOffice/3.5$Linux_X86_64 LibreOffice_project/350m1$Build-2</meta:generator>
    <meta:document-statistic meta:table-count="0" meta:image-count="0" meta:object-count="0" meta:page-count="8" meta:paragraph-count="81" meta:word-count="2230" meta:character-count="13100" meta:non-whitespace-character-count="10942"/>
  </office:meta>
</office:document-meta>
</file>